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Titre</text:h>
      <text:p text:style-name="First_20_paragraph">Pour une étude de la dynamique du sens. Réflexions épistémologiques sur la mémétique et l'épidémiologie des représentations.</text:p>
      <text:h text:style-name="Heading_20_1" text:outline-level="1">Auteur</text:h>
      <text:p text:style-name="First_20_paragraph">Sébastien Lerique</text:p>
      <text:p text:style-name="Text_20_body">Institution : Centre d’Analyse et de Mathématique Sociales (UMR 8557, EHESS, Paris), et Centre Marc Bloch (Berlin)</text:p>
      <text:p text:style-name="Text_20_body">Mél. : sebastien.lerique@normalesup.org</text:p>
      <text:p text:style-name="Text_20_body">Adresse postale : 125 bd. Baille, 13005 Marseille</text:p>
      <text:h text:style-name="Heading_20_1" text:outline-level="1">Remerciements</text:h>
      <text:p text:style-name="First_20_paragraph">Je voudrais remercier Camille Roth et Barbara Bauduin pour leurs précieux commentaires sur ce travail au cours de son écriture.</text:p>
      <text:p text:style-name="Text_20_body">Ce travail a également été financé en partie par l'Agence Nationale de la Recherche (ANR) française, au travers de la bourse Algopol (ANR-12-CORD-0018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